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1.5291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0146in"/>
    </style:style>
    <style:style style:name="co8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000000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8" table:default-cell-style-name="ce5"/>
        <table:table-column table:style-name="co2" table:default-cell-style-name="ce8"/>
        <table:table-column table:style-name="co2" table:number-columns-repeated="3" table:default-cell-style-name="ce5"/>
        <table:table-column table:style-name="co2" table:number-columns-repeated="10" table:default-cell-style-name="ce8"/>
        <table:table-column table:style-name="co2" table:number-columns-repeated="996" table:default-cell-style-name="ce5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3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3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999"/>
        </table:table-row>
        <table:table-row table:style-name="ro1">
          <table:table-cell office:value-type="float" office:value="1.629" calcext:value-type="float">
            <text:p>1.629</text:p>
          </table:table-cell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13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13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13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11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13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10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10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10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10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15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15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15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15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15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13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10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10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7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10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10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5" office:value-type="string" calcext:value-type="string">
            <text:p>4.71% &amp; 6.86% &amp; 5.07 </text:p>
          </table:table-cell>
          <table:table-cell table:style-name="Default"/>
          <table:table-cell table:style-name="ce7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10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10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10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10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10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10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10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10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10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10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3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10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10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10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10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10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10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3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10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3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10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10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10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10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10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10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10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10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10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10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10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10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10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10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10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10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10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10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10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15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15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15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15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15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15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15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15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15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15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15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15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15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15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1" calcext:value-type="date">
            <text:p>2022-03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15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15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15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15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15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15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15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15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text:s/>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72489" calcext:value-type="float">
            <text:p>0.5724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943438" calcext:value-type="float">
            <text:p>0.943438</text:p>
          </table:table-cell>
          <table:table-cell table:number-columns-repeated="3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4574" calcext:value-type="float">
            <text:p>0.5745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 office:value-type="float" office:value="0.586482" calcext:value-type="float">
            <text:p>0.586482</text:p>
          </table:table-cell>
          <table:table-cell table:style-name="ce12" office:value-type="float" office:value="0.574574" calcext:value-type="float">
            <text:p>0.5745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55582" calcext:value-type="float">
            <text:p>0.955582</text:p>
          </table:table-cell>
          <table:table-cell table:number-columns-repeated="3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 office:value-type="float" office:value="0.964485" calcext:value-type="float">
            <text:p>0.964485</text:p>
          </table:table-cell>
          <table:table-cell table:style-name="ce12" office:value-type="float" office:value="0.955582" calcext:value-type="float">
            <text:p>0.9555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1" calcext:value-type="date">
            <text:p>2022-03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1" calcext:value-type="date">
            <text:p>2022-03-2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8165" calcext:value-type="float">
            <text:p>0.578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782233" calcext:value-type="float">
            <text:p>0.782233</text:p>
          </table:table-cell>
          <table:table-cell office:value-type="float" office:value="0.716371" calcext:value-type="float">
            <text:p>0.716371</text:p>
          </table:table-cell>
          <table:table-cell office:value-type="float" office:value="0.673544" calcext:value-type="float">
            <text:p>0.67354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0.615787" calcext:value-type="float">
            <text:p>0.615787</text:p>
          </table:table-cell>
          <table:table-cell office:value-type="float" office:value="0.618229" calcext:value-type="float">
            <text:p>0.618229</text:p>
          </table:table-cell>
          <table:table-cell office:value-type="float" office:value="0.597934" calcext:value-type="float">
            <text:p>0.597934</text:p>
          </table:table-cell>
          <table:table-cell office:value-type="float" office:value="0.585522" calcext:value-type="float">
            <text:p>0.585522</text:p>
          </table:table-cell>
          <table:table-cell table:style-name="ce12" office:value-type="float" office:value="0.578165" calcext:value-type="float">
            <text:p>0.5781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2822" calcext:value-type="float">
            <text:p>0.928220</text:p>
          </table:table-cell>
          <table:table-cell table:number-columns-repeated="3"/>
          <table:table-cell office:value-type="float" office:value="1.747035" calcext:value-type="float">
            <text:p>1.747035</text:p>
          </table:table-cell>
          <table:table-cell office:value-type="float" office:value="1.430888" calcext:value-type="float">
            <text:p>1.430888</text:p>
          </table:table-cell>
          <table:table-cell office:value-type="float" office:value="1.235381" calcext:value-type="float">
            <text:p>1.235381</text:p>
          </table:table-cell>
          <table:table-cell office:value-type="float" office:value="1.222742" calcext:value-type="float">
            <text:p>1.222742</text:p>
          </table:table-cell>
          <table:table-cell office:value-type="float" office:value="1.151425" calcext:value-type="float">
            <text:p>1.151425</text:p>
          </table:table-cell>
          <table:table-cell office:value-type="float" office:value="1.059254" calcext:value-type="float">
            <text:p>1.059254</text:p>
          </table:table-cell>
          <table:table-cell office:value-type="float" office:value="1.03909" calcext:value-type="float">
            <text:p>1.039090</text:p>
          </table:table-cell>
          <table:table-cell office:value-type="float" office:value="1.003491" calcext:value-type="float">
            <text:p>1.003491</text:p>
          </table:table-cell>
          <table:table-cell office:value-type="float" office:value="0.952628" calcext:value-type="float">
            <text:p>0.952628</text:p>
          </table:table-cell>
          <table:table-cell table:style-name="ce12" office:value-type="float" office:value="0.92822" calcext:value-type="float">
            <text:p>0.9282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Default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50177" calcext:value-type="float">
            <text:p>1.3501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53159" calcext:value-type="float">
            <text:p>1.853159</text:p>
          </table:table-cell>
          <table:table-cell office:value-type="float" office:value="1.608853" calcext:value-type="float">
            <text:p>1.608853</text:p>
          </table:table-cell>
          <table:table-cell office:value-type="float" office:value="1.563274" calcext:value-type="float">
            <text:p>1.563274</text:p>
          </table:table-cell>
          <table:table-cell office:value-type="float" office:value="1.747169" calcext:value-type="float">
            <text:p>1.747169</text:p>
          </table:table-cell>
          <table:table-cell office:value-type="float" office:value="1.496701" calcext:value-type="float">
            <text:p>1.496701</text:p>
          </table:table-cell>
          <table:table-cell office:value-type="float" office:value="1.463213" calcext:value-type="float">
            <text:p>1.463213</text:p>
          </table:table-cell>
          <table:table-cell office:value-type="float" office:value="1.507646" calcext:value-type="float">
            <text:p>1.507646</text:p>
          </table:table-cell>
          <table:table-cell office:value-type="float" office:value="1.398377" calcext:value-type="float">
            <text:p>1.398377</text:p>
          </table:table-cell>
          <table:table-cell office:value-type="float" office:value="1.325249" calcext:value-type="float">
            <text:p>1.325249</text:p>
          </table:table-cell>
          <table:table-cell table:style-name="ce12" office:value-type="float" office:value="1.350177" calcext:value-type="float">
            <text:p>1.3501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2.742199" calcext:value-type="float">
            <text:p>2.742199</text:p>
          </table:table-cell>
          <table:table-cell table:number-columns-repeated="3"/>
          <table:table-cell office:value-type="float" office:value="3.023689" calcext:value-type="float">
            <text:p>3.023689</text:p>
          </table:table-cell>
          <table:table-cell office:value-type="float" office:value="3.133434" calcext:value-type="float">
            <text:p>3.133434</text:p>
          </table:table-cell>
          <table:table-cell office:value-type="float" office:value="2.982185" calcext:value-type="float">
            <text:p>2.982185</text:p>
          </table:table-cell>
          <table:table-cell office:value-type="float" office:value="2.755625" calcext:value-type="float">
            <text:p>2.755625</text:p>
          </table:table-cell>
          <table:table-cell office:value-type="float" office:value="2.848011" calcext:value-type="float">
            <text:p>2.848011</text:p>
          </table:table-cell>
          <table:table-cell office:value-type="float" office:value="2.788334" calcext:value-type="float">
            <text:p>2.788334</text:p>
          </table:table-cell>
          <table:table-cell office:value-type="float" office:value="2.792747" calcext:value-type="float">
            <text:p>2.792747</text:p>
          </table:table-cell>
          <table:table-cell office:value-type="float" office:value="2.807684" calcext:value-type="float">
            <text:p>2.807684</text:p>
          </table:table-cell>
          <table:table-cell office:value-type="float" office:value="2.680905" calcext:value-type="float">
            <text:p>2.680905</text:p>
          </table:table-cell>
          <table:table-cell table:style-name="ce12" office:value-type="float" office:value="2.742199" calcext:value-type="float">
            <text:p>2.7421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4385" calcext:value-type="float">
            <text:p>1.3043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6" calcext:value-type="float">
            <text:p>1.779860</text:p>
          </table:table-cell>
          <table:table-cell office:value-type="float" office:value="1.611307" calcext:value-type="float">
            <text:p>1.611307</text:p>
          </table:table-cell>
          <table:table-cell office:value-type="float" office:value="1.545092" calcext:value-type="float">
            <text:p>1.545092</text:p>
          </table:table-cell>
          <table:table-cell office:value-type="float" office:value="1.457029" calcext:value-type="float">
            <text:p>1.457029</text:p>
          </table:table-cell>
          <table:table-cell office:value-type="float" office:value="1.499593" calcext:value-type="float">
            <text:p>1.499593</text:p>
          </table:table-cell>
          <table:table-cell office:value-type="float" office:value="1.431061" calcext:value-type="float">
            <text:p>1.431061</text:p>
          </table:table-cell>
          <table:table-cell office:value-type="float" office:value="1.42217" calcext:value-type="float">
            <text:p>1.422170</text:p>
          </table:table-cell>
          <table:table-cell office:value-type="float" office:value="1.346529" calcext:value-type="float">
            <text:p>1.346529</text:p>
          </table:table-cell>
          <table:table-cell office:value-type="float" office:value="1.357488" calcext:value-type="float">
            <text:p>1.357488</text:p>
          </table:table-cell>
          <table:table-cell table:style-name="ce12" office:value-type="float" office:value="1.304385" calcext:value-type="float">
            <text:p>1.304385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 office:value-type="float" office:value="2.641148" calcext:value-type="float">
            <text:p>2.641148</text:p>
          </table:table-cell>
          <table:table-cell table:style-name="Default" table:number-columns-repeated="2"/>
          <table:table-cell/>
          <table:table-cell office:value-type="float" office:value="3.234067" calcext:value-type="float">
            <text:p>3.234067</text:p>
          </table:table-cell>
          <table:table-cell office:value-type="float" office:value="3.257187" calcext:value-type="float">
            <text:p>3.257187</text:p>
          </table:table-cell>
          <table:table-cell office:value-type="float" office:value="2.959733" calcext:value-type="float">
            <text:p>2.959733</text:p>
          </table:table-cell>
          <table:table-cell office:value-type="float" office:value="2.786481" calcext:value-type="float">
            <text:p>2.786481</text:p>
          </table:table-cell>
          <table:table-cell office:value-type="float" office:value="2.780146" calcext:value-type="float">
            <text:p>2.780146</text:p>
          </table:table-cell>
          <table:table-cell office:value-type="float" office:value="2.800726" calcext:value-type="float">
            <text:p>2.800726</text:p>
          </table:table-cell>
          <table:table-cell office:value-type="float" office:value="2.880475" calcext:value-type="float">
            <text:p>2.880475</text:p>
          </table:table-cell>
          <table:table-cell office:value-type="float" office:value="2.81939" calcext:value-type="float">
            <text:p>2.819390</text:p>
          </table:table-cell>
          <table:table-cell office:value-type="float" office:value="2.608303" calcext:value-type="float">
            <text:p>2.608303</text:p>
          </table:table-cell>
          <table:table-cell table:style-name="ce12" office:value-type="float" office:value="2.641148" calcext:value-type="float">
            <text:p>2.641148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/>
          <table:table-cell table:style-name="Default" table:number-columns-repeated="2"/>
          <table:table-cell table:number-columns-repeated="10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1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2621" calcext:value-type="float">
            <text:p>1.3026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06461" calcext:value-type="float">
            <text:p>1.806461</text:p>
          </table:table-cell>
          <table:table-cell office:value-type="float" office:value="1.500069" calcext:value-type="float">
            <text:p>1.500069</text:p>
          </table:table-cell>
          <table:table-cell office:value-type="float" office:value="1.4551" calcext:value-type="float">
            <text:p>1.455100</text:p>
          </table:table-cell>
          <table:table-cell office:value-type="float" office:value="1.479423" calcext:value-type="float">
            <text:p>1.479423</text:p>
          </table:table-cell>
          <table:table-cell office:value-type="float" office:value="1.398762" calcext:value-type="float">
            <text:p>1.398762</text:p>
          </table:table-cell>
          <table:table-cell office:value-type="float" office:value="1.444795" calcext:value-type="float">
            <text:p>1.444795</text:p>
          </table:table-cell>
          <table:table-cell office:value-type="float" office:value="1.339641" calcext:value-type="float">
            <text:p>1.339641</text:p>
          </table:table-cell>
          <table:table-cell office:value-type="float" office:value="1.337732" calcext:value-type="float">
            <text:p>1.337732</text:p>
          </table:table-cell>
          <table:table-cell office:value-type="float" office:value="1.324502" calcext:value-type="float">
            <text:p>1.324502</text:p>
          </table:table-cell>
          <table:table-cell table:style-name="ce12" office:value-type="float" office:value="1.302621" calcext:value-type="float">
            <text:p>1.3026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18731" calcext:value-type="float">
            <text:p>2.618731</text:p>
          </table:table-cell>
          <table:table-cell table:number-columns-repeated="3"/>
          <table:table-cell office:value-type="float" office:value="3.088038" calcext:value-type="float">
            <text:p>3.088038</text:p>
          </table:table-cell>
          <table:table-cell office:value-type="float" office:value="2.953054" calcext:value-type="float">
            <text:p>2.953054</text:p>
          </table:table-cell>
          <table:table-cell office:value-type="float" office:value="2.934956" calcext:value-type="float">
            <text:p>2.934956</text:p>
          </table:table-cell>
          <table:table-cell office:value-type="float" office:value="2.837873" calcext:value-type="float">
            <text:p>2.837873</text:p>
          </table:table-cell>
          <table:table-cell office:value-type="float" office:value="2.79353" calcext:value-type="float">
            <text:p>2.793530</text:p>
          </table:table-cell>
          <table:table-cell office:value-type="float" office:value="2.791673" calcext:value-type="float">
            <text:p>2.791673</text:p>
          </table:table-cell>
          <table:table-cell office:value-type="float" office:value="2.750635" calcext:value-type="float">
            <text:p>2.750635</text:p>
          </table:table-cell>
          <table:table-cell office:value-type="float" office:value="2.722957" calcext:value-type="float">
            <text:p>2.722957</text:p>
          </table:table-cell>
          <table:table-cell office:value-type="float" office:value="2.638906" calcext:value-type="float">
            <text:p>2.638906</text:p>
          </table:table-cell>
          <table:table-cell office:value-type="float" office:value="2.618731" calcext:value-type="float">
            <text:p>2.6187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0-16-4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239" calcext:value-type="float">
            <text:p>0.6352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5036" calcext:value-type="float">
            <text:p>1.075036</text:p>
          </table:table-cell>
          <table:table-cell office:value-type="float" office:value="0.973001" calcext:value-type="float">
            <text:p>0.973001</text:p>
          </table:table-cell>
          <table:table-cell office:value-type="float" office:value="0.925563" calcext:value-type="float">
            <text:p>0.925563</text:p>
          </table:table-cell>
          <table:table-cell office:value-type="float" office:value="0.830296" calcext:value-type="float">
            <text:p>0.830296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749504" calcext:value-type="float">
            <text:p>0.749504</text:p>
          </table:table-cell>
          <table:table-cell office:value-type="float" office:value="0.70252" calcext:value-type="float">
            <text:p>0.702520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653587" calcext:value-type="float">
            <text:p>0.653587</text:p>
          </table:table-cell>
          <table:table-cell table:style-name="ce12" office:value-type="float" office:value="0.635239" calcext:value-type="float">
            <text:p>0.6352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8857" calcext:value-type="float">
            <text:p>1.138857</text:p>
          </table:table-cell>
          <table:table-cell table:number-columns-repeated="3"/>
          <table:table-cell office:value-type="float" office:value="1.862941" calcext:value-type="float">
            <text:p>1.862941</text:p>
          </table:table-cell>
          <table:table-cell office:value-type="float" office:value="1.658056" calcext:value-type="float">
            <text:p>1.658056</text:p>
          </table:table-cell>
          <table:table-cell office:value-type="float" office:value="1.580745" calcext:value-type="float">
            <text:p>1.580745</text:p>
          </table:table-cell>
          <table:table-cell office:value-type="float" office:value="1.429279" calcext:value-type="float">
            <text:p>1.429279</text:p>
          </table:table-cell>
          <table:table-cell office:value-type="float" office:value="1.311948" calcext:value-type="float">
            <text:p>1.311948</text:p>
          </table:table-cell>
          <table:table-cell office:value-type="float" office:value="1.291251" calcext:value-type="float">
            <text:p>1.291251</text:p>
          </table:table-cell>
          <table:table-cell office:value-type="float" office:value="1.230424" calcext:value-type="float">
            <text:p>1.230424</text:p>
          </table:table-cell>
          <table:table-cell office:value-type="float" office:value="1.211085" calcext:value-type="float">
            <text:p>1.211085</text:p>
          </table:table-cell>
          <table:table-cell office:value-type="float" office:value="1.156454" calcext:value-type="float">
            <text:p>1.156454</text:p>
          </table:table-cell>
          <table:table-cell table:style-name="ce12" office:value-type="float" office:value="1.138857" calcext:value-type="float">
            <text:p>1.1388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0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1906" calcext:value-type="float">
            <text:p>0.6519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566" calcext:value-type="float">
            <text:p>1.077566</text:p>
          </table:table-cell>
          <table:table-cell office:value-type="float" office:value="0.966998" calcext:value-type="float">
            <text:p>0.966998</text:p>
          </table:table-cell>
          <table:table-cell office:value-type="float" office:value="0.925873" calcext:value-type="float">
            <text:p>0.925873</text:p>
          </table:table-cell>
          <table:table-cell office:value-type="float" office:value="0.84062" calcext:value-type="float">
            <text:p>0.840620</text:p>
          </table:table-cell>
          <table:table-cell office:value-type="float" office:value="0.780688" calcext:value-type="float">
            <text:p>0.780688</text:p>
          </table:table-cell>
          <table:table-cell office:value-type="float" office:value="0.734405" calcext:value-type="float">
            <text:p>0.734405</text:p>
          </table:table-cell>
          <table:table-cell office:value-type="float" office:value="0.709097" calcext:value-type="float">
            <text:p>0.709097</text:p>
          </table:table-cell>
          <table:table-cell office:value-type="float" office:value="0.68063" calcext:value-type="float">
            <text:p>0.680630</text:p>
          </table:table-cell>
          <table:table-cell office:value-type="float" office:value="0.663212" calcext:value-type="float">
            <text:p>0.663212</text:p>
          </table:table-cell>
          <table:table-cell table:style-name="ce12" office:value-type="float" office:value="0.651906" calcext:value-type="float">
            <text:p>0.6519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2627" calcext:value-type="float">
            <text:p>1.132627</text:p>
          </table:table-cell>
          <table:table-cell table:number-columns-repeated="3"/>
          <table:table-cell office:value-type="float" office:value="1.9673" calcext:value-type="float">
            <text:p>1.967300</text:p>
          </table:table-cell>
          <table:table-cell office:value-type="float" office:value="1.572696" calcext:value-type="float">
            <text:p>1.572696</text:p>
          </table:table-cell>
          <table:table-cell office:value-type="float" office:value="1.708272" calcext:value-type="float">
            <text:p>1.708272</text:p>
          </table:table-cell>
          <table:table-cell office:value-type="float" office:value="1.477663" calcext:value-type="float">
            <text:p>1.477663</text:p>
          </table:table-cell>
          <table:table-cell office:value-type="float" office:value="1.397427" calcext:value-type="float">
            <text:p>1.397427</text:p>
          </table:table-cell>
          <table:table-cell office:value-type="float" office:value="1.289314" calcext:value-type="float">
            <text:p>1.289314</text:p>
          </table:table-cell>
          <table:table-cell office:value-type="float" office:value="1.278293" calcext:value-type="float">
            <text:p>1.278293</text:p>
          </table:table-cell>
          <table:table-cell office:value-type="float" office:value="1.22469" calcext:value-type="float">
            <text:p>1.224690</text:p>
          </table:table-cell>
          <table:table-cell office:value-type="float" office:value="1.159943" calcext:value-type="float">
            <text:p>1.159943</text:p>
          </table:table-cell>
          <table:table-cell table:style-name="ce12" office:value-type="float" office:value="1.132627" calcext:value-type="float">
            <text:p>1.1326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15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5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6846" calcext:value-type="float">
            <text:p>0.6468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9846" calcext:value-type="float">
            <text:p>1.109846</text:p>
          </table:table-cell>
          <table:table-cell office:value-type="float" office:value="0.940132" calcext:value-type="float">
            <text:p>0.940132</text:p>
          </table:table-cell>
          <table:table-cell office:value-type="float" office:value="0.998531" calcext:value-type="float">
            <text:p>0.998531</text:p>
          </table:table-cell>
          <table:table-cell office:value-type="float" office:value="0.844955" calcext:value-type="float">
            <text:p>0.844955</text:p>
          </table:table-cell>
          <table:table-cell office:value-type="float" office:value="0.808192" calcext:value-type="float">
            <text:p>0.808192</text:p>
          </table:table-cell>
          <table:table-cell office:value-type="float" office:value="0.730619" calcext:value-type="float">
            <text:p>0.730619</text:p>
          </table:table-cell>
          <table:table-cell office:value-type="float" office:value="0.710627" calcext:value-type="float">
            <text:p>0.710627</text:p>
          </table:table-cell>
          <table:table-cell office:value-type="float" office:value="0.678828" calcext:value-type="float">
            <text:p>0.678828</text:p>
          </table:table-cell>
          <table:table-cell office:value-type="float" office:value="0.666647" calcext:value-type="float">
            <text:p>0.666647</text:p>
          </table:table-cell>
          <table:table-cell table:style-name="ce12" office:value-type="float" office:value="0.646846" calcext:value-type="float">
            <text:p>0.6468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16" calcext:value-type="float">
            <text:p>1.134160</text:p>
          </table:table-cell>
          <table:table-cell table:number-columns-repeated="3"/>
          <table:table-cell office:value-type="float" office:value="1.868828" calcext:value-type="float">
            <text:p>1.868828</text:p>
          </table:table-cell>
          <table:table-cell office:value-type="float" office:value="1.547212" calcext:value-type="float">
            <text:p>1.547212</text:p>
          </table:table-cell>
          <table:table-cell office:value-type="float" office:value="1.80064" calcext:value-type="float">
            <text:p>1.800640</text:p>
          </table:table-cell>
          <table:table-cell office:value-type="float" office:value="1.427261" calcext:value-type="float">
            <text:p>1.427261</text:p>
          </table:table-cell>
          <table:table-cell office:value-type="float" office:value="1.417475" calcext:value-type="float">
            <text:p>1.417475</text:p>
          </table:table-cell>
          <table:table-cell office:value-type="float" office:value="1.318526" calcext:value-type="float">
            <text:p>1.318526</text:p>
          </table:table-cell>
          <table:table-cell office:value-type="float" office:value="1.24256" calcext:value-type="float">
            <text:p>1.242560</text:p>
          </table:table-cell>
          <table:table-cell office:value-type="float" office:value="1.224479" calcext:value-type="float">
            <text:p>1.224479</text:p>
          </table:table-cell>
          <table:table-cell office:value-type="float" office:value="1.136225" calcext:value-type="float">
            <text:p>1.136225</text:p>
          </table:table-cell>
          <table:table-cell table:style-name="ce12" office:value-type="float" office:value="1.13416" calcext:value-type="float">
            <text:p>1.1341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47105" calcext:value-type="float">
            <text:p>0.547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23774" calcext:value-type="float">
            <text:p>1.123774</text:p>
          </table:table-cell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09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9-24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8215" calcext:value-type="float">
            <text:p>0.5482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3662" calcext:value-type="float">
            <text:p>1.023662</text:p>
          </table:table-cell>
          <table:table-cell office:value-type="float" office:value="0.799147" calcext:value-type="float">
            <text:p>0.799147</text:p>
          </table:table-cell>
          <table:table-cell office:value-type="float" office:value="0.733923" calcext:value-type="float">
            <text:p>0.733923</text:p>
          </table:table-cell>
          <table:table-cell office:value-type="float" office:value="0.691323" calcext:value-type="float">
            <text:p>0.691323</text:p>
          </table:table-cell>
          <table:table-cell office:value-type="float" office:value="0.627656" calcext:value-type="float">
            <text:p>0.627656</text:p>
          </table:table-cell>
          <table:table-cell office:value-type="float" office:value="0.616296" calcext:value-type="float">
            <text:p>0.616296</text:p>
          </table:table-cell>
          <table:table-cell office:value-type="float" office:value="0.587061" calcext:value-type="float">
            <text:p>0.587061</text:p>
          </table:table-cell>
          <table:table-cell office:value-type="float" office:value="0.571645" calcext:value-type="float">
            <text:p>0.571645</text:p>
          </table:table-cell>
          <table:table-cell office:value-type="float" office:value="0.556703" calcext:value-type="float">
            <text:p>0.556703</text:p>
          </table:table-cell>
          <table:table-cell table:style-name="ce12" office:value-type="float" office:value="0.548215" calcext:value-type="float">
            <text:p>0.548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9562" calcext:value-type="float">
            <text:p>1.139562</text:p>
          </table:table-cell>
          <table:table-cell table:number-columns-repeated="3"/>
          <table:table-cell office:value-type="float" office:value="3.240738" calcext:value-type="float">
            <text:p>3.240738</text:p>
          </table:table-cell>
          <table:table-cell office:value-type="float" office:value="2.25687" calcext:value-type="float">
            <text:p>2.256870</text:p>
          </table:table-cell>
          <table:table-cell office:value-type="float" office:value="1.869619" calcext:value-type="float">
            <text:p>1.869619</text:p>
          </table:table-cell>
          <table:table-cell office:value-type="float" office:value="1.784156" calcext:value-type="float">
            <text:p>1.784156</text:p>
          </table:table-cell>
          <table:table-cell office:value-type="float" office:value="1.465399" calcext:value-type="float">
            <text:p>1.465399</text:p>
          </table:table-cell>
          <table:table-cell office:value-type="float" office:value="1.347005" calcext:value-type="float">
            <text:p>1.347005</text:p>
          </table:table-cell>
          <table:table-cell office:value-type="float" office:value="1.290031" calcext:value-type="float">
            <text:p>1.290031</text:p>
          </table:table-cell>
          <table:table-cell office:value-type="float" office:value="1.220889" calcext:value-type="float">
            <text:p>1.220889</text:p>
          </table:table-cell>
          <table:table-cell office:value-type="float" office:value="1.16151" calcext:value-type="float">
            <text:p>1.161510</text:p>
          </table:table-cell>
          <table:table-cell table:style-name="ce12" office:value-type="float" office:value="1.139562" calcext:value-type="float">
            <text:p>1.1395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2-4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2-4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767" calcext:value-type="float">
            <text:p>0.5476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3225" calcext:value-type="float">
            <text:p>1.043225</text:p>
          </table:table-cell>
          <table:table-cell office:value-type="float" office:value="0.810218" calcext:value-type="float">
            <text:p>0.810218</text:p>
          </table:table-cell>
          <table:table-cell office:value-type="float" office:value="0.720593" calcext:value-type="float">
            <text:p>0.720593</text:p>
          </table:table-cell>
          <table:table-cell office:value-type="float" office:value="0.696091" calcext:value-type="float">
            <text:p>0.696091</text:p>
          </table:table-cell>
          <table:table-cell table:style-name="ce5" office:value-type="float" office:value="0.636706" calcext:value-type="float">
            <text:p>0.636706</text:p>
          </table:table-cell>
          <table:table-cell office:value-type="float" office:value="0.620831" calcext:value-type="float">
            <text:p>0.620831</text:p>
          </table:table-cell>
          <table:table-cell office:value-type="float" office:value="0.584517" calcext:value-type="float">
            <text:p>0.584517</text:p>
          </table:table-cell>
          <table:table-cell office:value-type="float" office:value="0.569785" calcext:value-type="float">
            <text:p>0.569785</text:p>
          </table:table-cell>
          <table:table-cell office:value-type="float" office:value="0.556905" calcext:value-type="float">
            <text:p>0.556905</text:p>
          </table:table-cell>
          <table:table-cell table:style-name="ce12" office:value-type="float" office:value="0.54767" calcext:value-type="float">
            <text:p>0.5476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038" calcext:value-type="float">
            <text:p>1.134038</text:p>
          </table:table-cell>
          <table:table-cell table:number-columns-repeated="3"/>
          <table:table-cell office:value-type="float" office:value="3.33037" calcext:value-type="float">
            <text:p>3.330370</text:p>
          </table:table-cell>
          <table:table-cell office:value-type="float" office:value="2.316641" calcext:value-type="float">
            <text:p>2.316641</text:p>
          </table:table-cell>
          <table:table-cell office:value-type="float" office:value="1.81215" calcext:value-type="float">
            <text:p>1.812150</text:p>
          </table:table-cell>
          <table:table-cell office:value-type="float" office:value="1.682154" calcext:value-type="float">
            <text:p>1.682154</text:p>
          </table:table-cell>
          <table:table-cell office:value-type="float" office:value="1.49366" calcext:value-type="float">
            <text:p>1.493660</text:p>
          </table:table-cell>
          <table:table-cell office:value-type="float" office:value="1.353416" calcext:value-type="float">
            <text:p>1.353416</text:p>
          </table:table-cell>
          <table:table-cell office:value-type="float" office:value="1.264236" calcext:value-type="float">
            <text:p>1.264236</text:p>
          </table:table-cell>
          <table:table-cell office:value-type="float" office:value="1.212552" calcext:value-type="float">
            <text:p>1.212552</text:p>
          </table:table-cell>
          <table:table-cell office:value-type="float" office:value="1.160204" calcext:value-type="float">
            <text:p>1.160204</text:p>
          </table:table-cell>
          <table:table-cell table:style-name="ce12" office:value-type="float" office:value="1.134038" calcext:value-type="float">
            <text:p>1.134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5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931" calcext:value-type="float">
            <text:p>0.6689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88228" calcext:value-type="float">
            <text:p>1.288228</text:p>
          </table:table-cell>
          <table:table-cell office:value-type="float" office:value="1.010103" calcext:value-type="float">
            <text:p>1.010103</text:p>
          </table:table-cell>
          <table:table-cell office:value-type="float" office:value="0.889084" calcext:value-type="float">
            <text:p>0.889084</text:p>
          </table:table-cell>
          <table:table-cell office:value-type="float" office:value="0.892284" calcext:value-type="float">
            <text:p>0.892284</text:p>
          </table:table-cell>
          <table:table-cell office:value-type="float" office:value="0.811313" calcext:value-type="float">
            <text:p>0.811313</text:p>
          </table:table-cell>
          <table:table-cell office:value-type="float" office:value="0.777538" calcext:value-type="float">
            <text:p>0.777538</text:p>
          </table:table-cell>
          <table:table-cell office:value-type="float" office:value="0.732205" calcext:value-type="float">
            <text:p>0.732205</text:p>
          </table:table-cell>
          <table:table-cell office:value-type="float" office:value="0.714736" calcext:value-type="float">
            <text:p>0.714736</text:p>
          </table:table-cell>
          <table:table-cell office:value-type="float" office:value="0.672581" calcext:value-type="float">
            <text:p>0.672581</text:p>
          </table:table-cell>
          <table:table-cell table:style-name="ce12" office:value-type="float" office:value="0.668931" calcext:value-type="float">
            <text:p>0.6689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926" calcext:value-type="float">
            <text:p>1.189260</text:p>
          </table:table-cell>
          <table:table-cell table:number-columns-repeated="3"/>
          <table:table-cell office:value-type="float" office:value="2.180331" calcext:value-type="float">
            <text:p>2.180331</text:p>
          </table:table-cell>
          <table:table-cell office:value-type="float" office:value="1.662861" calcext:value-type="float">
            <text:p>1.662861</text:p>
          </table:table-cell>
          <table:table-cell office:value-type="float" office:value="1.520708" calcext:value-type="float">
            <text:p>1.520708</text:p>
          </table:table-cell>
          <table:table-cell office:value-type="float" office:value="1.435185" calcext:value-type="float">
            <text:p>1.435185</text:p>
          </table:table-cell>
          <table:table-cell office:value-type="float" office:value="1.484094" calcext:value-type="float">
            <text:p>1.484094</text:p>
          </table:table-cell>
          <table:table-cell office:value-type="float" office:value="1.347715" calcext:value-type="float">
            <text:p>1.347715</text:p>
          </table:table-cell>
          <table:table-cell office:value-type="float" office:value="1.329288" calcext:value-type="float">
            <text:p>1.329288</text:p>
          </table:table-cell>
          <table:table-cell office:value-type="float" office:value="1.219621" calcext:value-type="float">
            <text:p>1.219621</text:p>
          </table:table-cell>
          <table:table-cell office:value-type="float" office:value="1.206511" calcext:value-type="float">
            <text:p>1.206511</text:p>
          </table:table-cell>
          <table:table-cell table:style-name="ce12" office:value-type="float" office:value="1.18926" calcext:value-type="float">
            <text:p>1.1892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0009" calcext:value-type="float">
            <text:p>1.440009</text:p>
          </table:table-cell>
          <table:table-cell table:number-columns-repeated="3"/>
          <table:table-cell office:value-type="float" office:value="2.842161" calcext:value-type="float">
            <text:p>2.842161</text:p>
          </table:table-cell>
          <table:table-cell office:value-type="float" office:value="2.182706" calcext:value-type="float">
            <text:p>2.182706</text:p>
          </table:table-cell>
          <table:table-cell office:value-type="float" office:value="1.997115" calcext:value-type="float">
            <text:p>1.997115</text:p>
          </table:table-cell>
          <table:table-cell office:value-type="float" office:value="1.843069" calcext:value-type="float">
            <text:p>1.843069</text:p>
          </table:table-cell>
          <table:table-cell office:value-type="float" office:value="1.663841" calcext:value-type="float">
            <text:p>1.663841</text:p>
          </table:table-cell>
          <table:table-cell office:value-type="float" office:value="1.947479" calcext:value-type="float">
            <text:p>1.947479</text:p>
          </table:table-cell>
          <table:table-cell office:value-type="float" office:value="1.650771" calcext:value-type="float">
            <text:p>1.650771</text:p>
          </table:table-cell>
          <table:table-cell office:value-type="float" office:value="1.517829" calcext:value-type="float">
            <text:p>1.517829</text:p>
          </table:table-cell>
          <table:table-cell office:value-type="float" office:value="1.454704" calcext:value-type="float">
            <text:p>1.454704</text:p>
          </table:table-cell>
          <table:table-cell table:style-name="ce12" office:value-type="float" office:value="1.440009" calcext:value-type="float">
            <text:p>1.4400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5008" calcext:value-type="float">
            <text:p>5.335008</text:p>
          </table:table-cell>
          <table:table-cell table:number-columns-repeated="3"/>
          <table:table-cell office:value-type="float" office:value="10.060491" calcext:value-type="float">
            <text:p>10.060491</text:p>
          </table:table-cell>
          <table:table-cell office:value-type="float" office:value="8.060675" calcext:value-type="float">
            <text:p>8.060675</text:p>
          </table:table-cell>
          <table:table-cell office:value-type="float" office:value="7.166483" calcext:value-type="float">
            <text:p>7.166483</text:p>
          </table:table-cell>
          <table:table-cell office:value-type="float" office:value="6.778312" calcext:value-type="float">
            <text:p>6.778312</text:p>
          </table:table-cell>
          <table:table-cell office:value-type="float" office:value="6.168978" calcext:value-type="float">
            <text:p>6.168978</text:p>
          </table:table-cell>
          <table:table-cell office:value-type="float" office:value="6.997614" calcext:value-type="float">
            <text:p>6.997614</text:p>
          </table:table-cell>
          <table:table-cell office:value-type="float" office:value="5.9613" calcext:value-type="float">
            <text:p>5.961300</text:p>
          </table:table-cell>
          <table:table-cell office:value-type="float" office:value="5.539317" calcext:value-type="float">
            <text:p>5.539317</text:p>
          </table:table-cell>
          <table:table-cell office:value-type="float" office:value="5.319988" calcext:value-type="float">
            <text:p>5.319988</text:p>
          </table:table-cell>
          <table:table-cell table:style-name="ce12" office:value-type="float" office:value="5.335008" calcext:value-type="float">
            <text:p>5.3350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1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1223" calcext:value-type="float">
            <text:p>0.6612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55618" calcext:value-type="float">
            <text:p>1.355618</text:p>
          </table:table-cell>
          <table:table-cell office:value-type="float" office:value="0.988021" calcext:value-type="float">
            <text:p>0.988021</text:p>
          </table:table-cell>
          <table:table-cell office:value-type="float" office:value="0.899579" calcext:value-type="float">
            <text:p>0.899579</text:p>
          </table:table-cell>
          <table:table-cell office:value-type="float" office:value="0.866729" calcext:value-type="float">
            <text:p>0.866729</text:p>
          </table:table-cell>
          <table:table-cell office:value-type="float" office:value="0.815077" calcext:value-type="float">
            <text:p>0.815077</text:p>
          </table:table-cell>
          <table:table-cell office:value-type="float" office:value="0.747826" calcext:value-type="float">
            <text:p>0.747826</text:p>
          </table:table-cell>
          <table:table-cell office:value-type="float" office:value="0.724661" calcext:value-type="float">
            <text:p>0.724661</text:p>
          </table:table-cell>
          <table:table-cell office:value-type="float" office:value="0.703845" calcext:value-type="float">
            <text:p>0.703845</text:p>
          </table:table-cell>
          <table:table-cell office:value-type="float" office:value="0.682512" calcext:value-type="float">
            <text:p>0.682512</text:p>
          </table:table-cell>
          <table:table-cell table:style-name="ce12" office:value-type="float" office:value="0.661223" calcext:value-type="float">
            <text:p>0.6612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9371" calcext:value-type="float">
            <text:p>1.193710</text:p>
          </table:table-cell>
          <table:table-cell table:number-columns-repeated="3"/>
          <table:table-cell office:value-type="float" office:value="2.38452" calcext:value-type="float">
            <text:p>2.384520</text:p>
          </table:table-cell>
          <table:table-cell office:value-type="float" office:value="1.692607" calcext:value-type="float">
            <text:p>1.692607</text:p>
          </table:table-cell>
          <table:table-cell office:value-type="float" office:value="1.545495" calcext:value-type="float">
            <text:p>1.545495</text:p>
          </table:table-cell>
          <table:table-cell office:value-type="float" office:value="1.459053" calcext:value-type="float">
            <text:p>1.459053</text:p>
          </table:table-cell>
          <table:table-cell office:value-type="float" office:value="1.531646" calcext:value-type="float">
            <text:p>1.531646</text:p>
          </table:table-cell>
          <table:table-cell office:value-type="float" office:value="1.355929" calcext:value-type="float">
            <text:p>1.355929</text:p>
          </table:table-cell>
          <table:table-cell office:value-type="float" office:value="1.310695" calcext:value-type="float">
            <text:p>1.310695</text:p>
          </table:table-cell>
          <table:table-cell office:value-type="float" office:value="1.249138" calcext:value-type="float">
            <text:p>1.249138</text:p>
          </table:table-cell>
          <table:table-cell office:value-type="float" office:value="1.226729" calcext:value-type="float">
            <text:p>1.226729</text:p>
          </table:table-cell>
          <table:table-cell table:style-name="ce12" office:value-type="float" office:value="1.19371" calcext:value-type="float">
            <text:p>1.1937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1595" calcext:value-type="float">
            <text:p>1.415950</text:p>
          </table:table-cell>
          <table:table-cell table:number-columns-repeated="3"/>
          <table:table-cell office:value-type="float" office:value="2.855445" calcext:value-type="float">
            <text:p>2.855445</text:p>
          </table:table-cell>
          <table:table-cell office:value-type="float" office:value="2.151348" calcext:value-type="float">
            <text:p>2.151348</text:p>
          </table:table-cell>
          <table:table-cell office:value-type="float" office:value="1.934808" calcext:value-type="float">
            <text:p>1.934808</text:p>
          </table:table-cell>
          <table:table-cell office:value-type="float" office:value="1.827924" calcext:value-type="float">
            <text:p>1.827924</text:p>
          </table:table-cell>
          <table:table-cell office:value-type="float" office:value="1.686438" calcext:value-type="float">
            <text:p>1.686438</text:p>
          </table:table-cell>
          <table:table-cell office:value-type="float" office:value="1.920914" calcext:value-type="float">
            <text:p>1.920914</text:p>
          </table:table-cell>
          <table:table-cell office:value-type="float" office:value="1.584989" calcext:value-type="float">
            <text:p>1.584989</text:p>
          </table:table-cell>
          <table:table-cell office:value-type="float" office:value="1.495486" calcext:value-type="float">
            <text:p>1.495486</text:p>
          </table:table-cell>
          <table:table-cell office:value-type="float" office:value="1.443898" calcext:value-type="float">
            <text:p>1.443898</text:p>
          </table:table-cell>
          <table:table-cell table:style-name="ce12" office:value-type="float" office:value="1.41595" calcext:value-type="float">
            <text:p>1.4159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247847" calcext:value-type="float">
            <text:p>5.247847</text:p>
          </table:table-cell>
          <table:table-cell table:number-columns-repeated="3"/>
          <table:table-cell office:value-type="float" office:value="9.841157" calcext:value-type="float">
            <text:p>9.841157</text:p>
          </table:table-cell>
          <table:table-cell office:value-type="float" office:value="8.047652" calcext:value-type="float">
            <text:p>8.047652</text:p>
          </table:table-cell>
          <table:table-cell office:value-type="float" office:value="7.061575" calcext:value-type="float">
            <text:p>7.061575</text:p>
          </table:table-cell>
          <table:table-cell office:value-type="float" office:value="6.604201" calcext:value-type="float">
            <text:p>6.604201</text:p>
          </table:table-cell>
          <table:table-cell office:value-type="float" office:value="6.148259" calcext:value-type="float">
            <text:p>6.148259</text:p>
          </table:table-cell>
          <table:table-cell office:value-type="float" office:value="6.686079" calcext:value-type="float">
            <text:p>6.686079</text:p>
          </table:table-cell>
          <table:table-cell office:value-type="float" office:value="5.670396" calcext:value-type="float">
            <text:p>5.670396</text:p>
          </table:table-cell>
          <table:table-cell office:value-type="float" office:value="5.458926" calcext:value-type="float">
            <text:p>5.458926</text:p>
          </table:table-cell>
          <table:table-cell office:value-type="float" office:value="5.302715" calcext:value-type="float">
            <text:p>5.302715</text:p>
          </table:table-cell>
          <table:table-cell table:style-name="ce12" office:value-type="float" office:value="5.247847" calcext:value-type="float">
            <text:p>5.2478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5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5-3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66" calcext:value-type="float">
            <text:p>0.656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26821" calcext:value-type="float">
            <text:p>1.326821</text:p>
          </table:table-cell>
          <table:table-cell office:value-type="float" office:value="0.991182" calcext:value-type="float">
            <text:p>0.991182</text:p>
          </table:table-cell>
          <table:table-cell office:value-type="float" office:value="0.960049" calcext:value-type="float">
            <text:p>0.960049</text:p>
          </table:table-cell>
          <table:table-cell office:value-type="float" office:value="0.886312" calcext:value-type="float">
            <text:p>0.886312</text:p>
          </table:table-cell>
          <table:table-cell office:value-type="float" office:value="0.791336" calcext:value-type="float">
            <text:p>0.791336</text:p>
          </table:table-cell>
          <table:table-cell office:value-type="float" office:value="0.765685" calcext:value-type="float">
            <text:p>0.765685</text:p>
          </table:table-cell>
          <table:table-cell office:value-type="float" office:value="0.726474" calcext:value-type="float">
            <text:p>0.726474</text:p>
          </table:table-cell>
          <table:table-cell office:value-type="float" office:value="0.709081" calcext:value-type="float">
            <text:p>0.709081</text:p>
          </table:table-cell>
          <table:table-cell office:value-type="float" office:value="0.676757" calcext:value-type="float">
            <text:p>0.676757</text:p>
          </table:table-cell>
          <table:table-cell table:style-name="ce12" office:value-type="float" office:value="0.6566" calcext:value-type="float">
            <text:p>0.6566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3986" calcext:value-type="float">
            <text:p>1.183986</text:p>
          </table:table-cell>
          <table:table-cell table:number-columns-repeated="3"/>
          <table:table-cell office:value-type="float" office:value="2.401354" calcext:value-type="float">
            <text:p>2.401354</text:p>
          </table:table-cell>
          <table:table-cell office:value-type="float" office:value="1.644895" calcext:value-type="float">
            <text:p>1.644895</text:p>
          </table:table-cell>
          <table:table-cell office:value-type="float" office:value="1.509771" calcext:value-type="float">
            <text:p>1.509771</text:p>
          </table:table-cell>
          <table:table-cell office:value-type="float" office:value="1.456383" calcext:value-type="float">
            <text:p>1.456383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334431" calcext:value-type="float">
            <text:p>1.334431</text:p>
          </table:table-cell>
          <table:table-cell office:value-type="float" office:value="1.291343" calcext:value-type="float">
            <text:p>1.291343</text:p>
          </table:table-cell>
          <table:table-cell office:value-type="float" office:value="1.232625" calcext:value-type="float">
            <text:p>1.232625</text:p>
          </table:table-cell>
          <table:table-cell office:value-type="float" office:value="1.212749" calcext:value-type="float">
            <text:p>1.212749</text:p>
          </table:table-cell>
          <table:table-cell table:style-name="ce12" office:value-type="float" office:value="1.183986" calcext:value-type="float">
            <text:p>1.1839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7206" calcext:value-type="float">
            <text:p>1.447206</text:p>
          </table:table-cell>
          <table:table-cell table:number-columns-repeated="3"/>
          <table:table-cell office:value-type="float" office:value="2.588811" calcext:value-type="float">
            <text:p>2.588811</text:p>
          </table:table-cell>
          <table:table-cell office:value-type="float" office:value="2.234746" calcext:value-type="float">
            <text:p>2.234746</text:p>
          </table:table-cell>
          <table:table-cell office:value-type="float" office:value="2.132016" calcext:value-type="float">
            <text:p>2.132016</text:p>
          </table:table-cell>
          <table:table-cell office:value-type="float" office:value="1.756059" calcext:value-type="float">
            <text:p>1.756059</text:p>
          </table:table-cell>
          <table:table-cell office:value-type="float" office:value="1.685562" calcext:value-type="float">
            <text:p>1.685562</text:p>
          </table:table-cell>
          <table:table-cell office:value-type="float" office:value="1.828714" calcext:value-type="float">
            <text:p>1.828714</text:p>
          </table:table-cell>
          <table:table-cell office:value-type="float" office:value="1.568953" calcext:value-type="float">
            <text:p>1.568953</text:p>
          </table:table-cell>
          <table:table-cell office:value-type="float" office:value="1.506528" calcext:value-type="float">
            <text:p>1.506528</text:p>
          </table:table-cell>
          <table:table-cell office:value-type="float" office:value="1.474788" calcext:value-type="float">
            <text:p>1.474788</text:p>
          </table:table-cell>
          <table:table-cell table:style-name="ce12" office:value-type="float" office:value="1.447206" calcext:value-type="float">
            <text:p>1.4472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4197" calcext:value-type="float">
            <text:p>5.334197</text:p>
          </table:table-cell>
          <table:table-cell table:number-columns-repeated="3"/>
          <table:table-cell office:value-type="float" office:value="9.356257" calcext:value-type="float">
            <text:p>9.356257</text:p>
          </table:table-cell>
          <table:table-cell office:value-type="float" office:value="8.198584" calcext:value-type="float">
            <text:p>8.198584</text:p>
          </table:table-cell>
          <table:table-cell office:value-type="float" office:value="7.306607" calcext:value-type="float">
            <text:p>7.306607</text:p>
          </table:table-cell>
          <table:table-cell office:value-type="float" office:value="6.582999" calcext:value-type="float">
            <text:p>6.582999</text:p>
          </table:table-cell>
          <table:table-cell office:value-type="float" office:value="6.143639" calcext:value-type="float">
            <text:p>6.143639</text:p>
          </table:table-cell>
          <table:table-cell office:value-type="float" office:value="6.606705" calcext:value-type="float">
            <text:p>6.606705</text:p>
          </table:table-cell>
          <table:table-cell office:value-type="float" office:value="5.625143" calcext:value-type="float">
            <text:p>5.625143</text:p>
          </table:table-cell>
          <table:table-cell office:value-type="float" office:value="5.441521" calcext:value-type="float">
            <text:p>5.441521</text:p>
          </table:table-cell>
          <table:table-cell office:value-type="float" office:value="5.384548" calcext:value-type="float">
            <text:p>5.384548</text:p>
          </table:table-cell>
          <table:table-cell table:style-name="ce12" office:value-type="float" office:value="5.334197" calcext:value-type="float">
            <text:p>5.334197</text:p>
          </table:table-cell>
          <table:table-cell table:number-columns-repeated="996"/>
        </table:table-row>
        <table:table-row table:style-name="ro1" table:number-rows-repeated="6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5" table:number-columns-repeated="10"/>
          <table:table-cell table:style-name="Default"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200kitti=&gt;27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3" calcext:value-type="date">
            <text:p>2022-03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3" calcext:value-type="date">
            <text:p>2022-03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19091" calcext:value-type="float">
            <text:p>1.319091</text:p>
          </table:table-cell>
          <table:table-cell office:value-type="float" office:value="1.038436" calcext:value-type="float">
            <text:p>1.038436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869035" calcext:value-type="float">
            <text:p>0.869035</text:p>
          </table:table-cell>
          <table:table-cell office:value-type="float" office:value="0.806101" calcext:value-type="float">
            <text:p>0.806101</text:p>
          </table:table-cell>
          <table:table-cell office:value-type="float" office:value="0.73986" calcext:value-type="float">
            <text:p>0.739860</text:p>
          </table:table-cell>
          <table:table-cell office:value-type="float" office:value="0.774462" calcext:value-type="float">
            <text:p>0.774462</text:p>
          </table:table-cell>
          <table:table-cell office:value-type="float" office:value="0.757174" calcext:value-type="float">
            <text:p>0.757174</text:p>
          </table:table-cell>
          <table:table-cell table:style-name="ce12" office:value-type="float" office:value="0.735076" calcext:value-type="float">
            <text:p>0.7350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204058" calcext:value-type="float">
            <text:p>2.204058</text:p>
          </table:table-cell>
          <table:table-cell office:value-type="float" office:value="1.72628" calcext:value-type="float">
            <text:p>1.726280</text:p>
          </table:table-cell>
          <table:table-cell office:value-type="float" office:value="1.634486" calcext:value-type="float">
            <text:p>1.634486</text:p>
          </table:table-cell>
          <table:table-cell office:value-type="float" office:value="1.65298" calcext:value-type="float">
            <text:p>1.652980</text:p>
          </table:table-cell>
          <table:table-cell office:value-type="float" office:value="1.492055" calcext:value-type="float">
            <text:p>1.492055</text:p>
          </table:table-cell>
          <table:table-cell office:value-type="float" office:value="1.416244" calcext:value-type="float">
            <text:p>1.416244</text:p>
          </table:table-cell>
          <table:table-cell office:value-type="float" office:value="1.346832" calcext:value-type="float">
            <text:p>1.346832</text:p>
          </table:table-cell>
          <table:table-cell office:value-type="float" office:value="1.314284" calcext:value-type="float">
            <text:p>1.314284</text:p>
          </table:table-cell>
          <table:table-cell office:value-type="float" office:value="1.268822" calcext:value-type="float">
            <text:p>1.268822</text:p>
          </table:table-cell>
          <table:table-cell table:style-name="ce12" office:value-type="float" office:value="1.274174" calcext:value-type="float">
            <text:p>1.274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5"/>
          <table:table-cell office:value-type="float" office:value="1.575584" calcext:value-type="float">
            <text:p>1.575584</text:p>
          </table:table-cell>
          <table:table-cell office:value-type="float" office:value="1.429918" calcext:value-type="float">
            <text:p>1.429918</text:p>
          </table:table-cell>
          <table:table-cell office:value-type="float" office:value="1.251938" calcext:value-type="float">
            <text:p>1.251938</text:p>
          </table:table-cell>
          <table:table-cell office:value-type="float" office:value="1.166698" calcext:value-type="float">
            <text:p>1.166698</text:p>
          </table:table-cell>
          <table:table-cell office:value-type="float" office:value="1.07959" calcext:value-type="float">
            <text:p>1.079590</text:p>
          </table:table-cell>
          <table:table-cell office:value-type="float" office:value="1.03106" calcext:value-type="float">
            <text:p>1.031060</text:p>
          </table:table-cell>
          <table:table-cell office:value-type="float" office:value="1.003519" calcext:value-type="float">
            <text:p>1.003519</text:p>
          </table:table-cell>
          <table:table-cell office:value-type="float" office:value="0.959593" calcext:value-type="float">
            <text:p>0.959593</text:p>
          </table:table-cell>
          <table:table-cell office:value-type="float" office:value="0.949305" calcext:value-type="float">
            <text:p>0.949305</text:p>
          </table:table-cell>
          <table:table-cell table:style-name="ce12" office:value-type="float" office:value="0.922925" calcext:value-type="float">
            <text:p>0.9229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5.858259" calcext:value-type="float">
            <text:p>5.858259</text:p>
          </table:table-cell>
          <table:table-cell office:value-type="float" office:value="5.062183" calcext:value-type="float">
            <text:p>5.062183</text:p>
          </table:table-cell>
          <table:table-cell office:value-type="float" office:value="4.350994" calcext:value-type="float">
            <text:p>4.350994</text:p>
          </table:table-cell>
          <table:table-cell office:value-type="float" office:value="3.974871" calcext:value-type="float">
            <text:p>3.974871</text:p>
          </table:table-cell>
          <table:table-cell office:value-type="float" office:value="3.74678" calcext:value-type="float">
            <text:p>3.746780</text:p>
          </table:table-cell>
          <table:table-cell office:value-type="float" office:value="3.302572" calcext:value-type="float">
            <text:p>3.302572</text:p>
          </table:table-cell>
          <table:table-cell office:value-type="float" office:value="3.232237" calcext:value-type="float">
            <text:p>3.232237</text:p>
          </table:table-cell>
          <table:table-cell office:value-type="float" office:value="2.966476" calcext:value-type="float">
            <text:p>2.966476</text:p>
          </table:table-cell>
          <table:table-cell office:value-type="float" office:value="3.011945" calcext:value-type="float">
            <text:p>3.011945</text:p>
          </table:table-cell>
          <table:table-cell table:style-name="ce12" office:value-type="float" office:value="2.859658" calcext:value-type="float">
            <text:p>2.8596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500kitti + 1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4" calcext:value-type="date">
            <text:p>2022-03-2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600kitti + 3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6" calcext:value-type="date">
            <text:p>2022-03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6" calcext:value-type="date">
            <text:p>2022-03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2">
          <table:table-cell table:style-name="Default" table:number-columns-repeated="17"/>
          <table:table-cell table:number-columns-repeated="10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3">
          <table:table-cell table:style-name="Default" table:number-columns-repeated="17"/>
          <table:table-cell table:number-columns-repeated="11"/>
          <table:table-cell table:style-name="Default"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5" table:number-columns-repeated="10"/>
          <table:table-cell table:style-name="Default"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style-name="ce11"/>
          <table:table-cell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5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2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55885" calcext:value-type="float">
            <text:p>0.955885</text:p>
          </table:table-cell>
          <table:table-cell office:value-type="float" office:value="0.806938" calcext:value-type="float">
            <text:p>0.806938</text:p>
          </table:table-cell>
          <table:table-cell office:value-type="float" office:value="0.739316" calcext:value-type="float">
            <text:p>0.739316</text:p>
          </table:table-cell>
          <table:table-cell office:value-type="float" office:value="0.683736" calcext:value-type="float">
            <text:p>0.683736</text:p>
          </table:table-cell>
          <table:table-cell office:value-type="float" office:value="0.635522" calcext:value-type="float">
            <text:p>0.635522</text:p>
          </table:table-cell>
          <table:table-cell office:value-type="float" office:value="0.62126" calcext:value-type="float">
            <text:p>0.621260</text:p>
          </table:table-cell>
          <table:table-cell office:value-type="float" office:value="0.585865" calcext:value-type="float">
            <text:p>0.585865</text:p>
          </table:table-cell>
          <table:table-cell office:value-type="float" office:value="0.570419" calcext:value-type="float">
            <text:p>0.570419</text:p>
          </table:table-cell>
          <table:table-cell office:value-type="float" office:value="0.554382" calcext:value-type="float">
            <text:p>0.554382</text:p>
          </table:table-cell>
          <table:table-cell table:style-name="ce12" office:value-type="float" office:value="0.545385" calcext:value-type="float">
            <text:p>0.5453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2.935162" calcext:value-type="float">
            <text:p>2.935162</text:p>
          </table:table-cell>
          <table:table-cell office:value-type="float" office:value="2.479514" calcext:value-type="float">
            <text:p>2.479514</text:p>
          </table:table-cell>
          <table:table-cell office:value-type="float" office:value="1.868868" calcext:value-type="float">
            <text:p>1.868868</text:p>
          </table:table-cell>
          <table:table-cell office:value-type="float" office:value="1.764145" calcext:value-type="float">
            <text:p>1.764145</text:p>
          </table:table-cell>
          <table:table-cell office:value-type="float" office:value="1.556816" calcext:value-type="float">
            <text:p>1.556816</text:p>
          </table:table-cell>
          <table:table-cell office:value-type="float" office:value="1.457774" calcext:value-type="float">
            <text:p>1.457774</text:p>
          </table:table-cell>
          <table:table-cell office:value-type="float" office:value="1.296948" calcext:value-type="float">
            <text:p>1.296948</text:p>
          </table:table-cell>
          <table:table-cell office:value-type="float" office:value="1.212606" calcext:value-type="float">
            <text:p>1.212606</text:p>
          </table:table-cell>
          <table:table-cell office:value-type="float" office:value="1.155295" calcext:value-type="float">
            <text:p>1.155295</text:p>
          </table:table-cell>
          <table:table-cell table:style-name="ce12" office:value-type="float" office:value="1.119856" calcext:value-type="float">
            <text:p>1.1198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2-14-04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2-14-04-07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5" office:value-type="float" office:value="1.003931" calcext:value-type="float">
            <text:p>1.003931</text:p>
          </table:table-cell>
          <table:table-cell table:style-name="ce5" table:number-columns-repeated="9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Topk 2048 256 12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5" office:value-type="float" office:value="3.367513" calcext:value-type="float">
            <text:p>3.367513</text:p>
          </table:table-cell>
          <table:table-cell table:style-name="ce5" table:number-columns-repeated="9"/>
          <table:table-cell table:style-name="Default"/>
          <table:table-cell table:number-columns-repeated="995"/>
        </table:table-row>
        <table:table-row table:style-name="ro1" table:number-rows-repeated="19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5" table:number-columns-repeated="10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4GPU C+T+K based exp4</text:p>
          </table:table-cell>
          <table:table-cell table:style-name="ce11" office:value-type="string" calcext:value-type="string">
            <text:p>C+T+K</text:p>
          </table:table-cell>
          <table:table-cell table:style-name="ce11" office:value-type="string" calcext:value-type="string">
            <text:p>4 * 3090</text:p>
          </table:table-cell>
          <table:table-cell table:style-name="ce17"/>
          <table:table-cell table:style-name="ce17" office:value-type="string" calcext:value-type="string">
            <text:p>TEST</text:p>
          </table:table-cell>
          <table:table-cell table:style-name="ce11"/>
          <table:table-cell table:style-name="ce11" office:value-type="float" office:value="1234" calcext:value-type="float">
            <text:p>1234</text:p>
          </table:table-cell>
          <table:table-cell table:style-name="ce17" table:number-columns-repeated="2"/>
          <table:table-cell table:style-name="ce11" office:value-type="string" calcext:value-type="string">
            <text:p>kitti</text:p>
          </table:table-cell>
          <table:table-cell table:style-name="ce11" office:value-type="string" calcext:value-type="string">
            <text:p>exp4</text:p>
          </table:table-cell>
          <table:table-cell table:style-name="ce11" office:value-type="string" calcext:value-type="string">
            <text:p>EPE,F1</text:p>
          </table:table-cell>
          <table:table-cell table:style-name="ce11" office:value-type="float" office:value="4" calcext:value-type="float">
            <text:p>4</text:p>
          </table:table-cell>
          <table:table-cell table:style-name="ce12"/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5" table:number-columns-repeated="10"/>
          <table:table-cell table:style-name="Default"/>
          <table:table-cell table:style-name="ce11" table:number-columns-repeated="995"/>
        </table:table-row>
        <table:table-row table:style-name="ro1">
          <table:table-cell table:style-name="ce6"/>
          <table:table-cell table:style-name="ce11" table:number-columns-repeated="4"/>
          <table:table-cell table:style-name="ce17"/>
          <table:table-cell table:style-name="ce11" table:number-columns-repeated="8"/>
          <table:table-cell table:style-name="ce12"/>
          <table:table-cell table:style-name="ce11" table:number-columns-repeated="2"/>
          <table:table-cell table:style-name="ce11" office:value-type="string" calcext:value-type="string">
            <text:p>lr=0.000125</text:p>
          </table:table-cell>
          <table:table-cell table:style-name="ce5" table:number-columns-repeated="10"/>
          <table:table-cell table:style-name="Default"/>
          <table:table-cell table:style-name="ce11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12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style-name="Default" table:number-columns-repeated="17"/>
          <table:table-cell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12" office:value-type="float" office:value="1.161439" calcext:value-type="float">
            <text:p>1.161439</text:p>
          </table:table-cell>
          <table:table-cell/>
          <table:table-cell table:style-name="Default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2" office:value-type="float" office:value="0.993537" calcext:value-type="float">
            <text:p>0.993537</text:p>
          </table:table-cell>
          <table:table-cell table:style-name="ce12" office:value-type="float" office:value="0.838693" calcext:value-type="float">
            <text:p>0.838693</text:p>
          </table:table-cell>
          <table:table-cell table:style-name="ce12" office:value-type="float" office:value="0.798666" calcext:value-type="float">
            <text:p>0.798666</text:p>
          </table:table-cell>
          <table:table-cell table:style-name="ce12" office:value-type="float" office:value="0.690906" calcext:value-type="float">
            <text:p>0.690906</text:p>
          </table:table-cell>
          <table:table-cell table:style-name="ce12" office:value-type="float" office:value="0.672774" calcext:value-type="float">
            <text:p>0.672774</text:p>
          </table:table-cell>
          <table:table-cell table:style-name="ce12" office:value-type="float" office:value="0.645126" calcext:value-type="float">
            <text:p>0.645126</text:p>
          </table:table-cell>
          <table:table-cell table:style-name="ce12" office:value-type="float" office:value="0.609648" calcext:value-type="float">
            <text:p>0.609648</text:p>
          </table:table-cell>
          <table:table-cell table:style-name="ce12" office:value-type="float" office:value="0.585967" calcext:value-type="float">
            <text:p>0.585967</text:p>
          </table:table-cell>
          <table:table-cell table:style-name="ce12" office:value-type="float" office:value="0.573516" calcext:value-type="float">
            <text:p>0.573516</text:p>
          </table:table-cell>
          <table:table-cell table:style-name="ce12" office:value-type="float" office:value="0.567215" calcext:value-type="float">
            <text:p>0.567215</text:p>
          </table:table-cell>
          <table:table-cell table:style-name="ce11"/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2" office:value-type="float" office:value="3.17417" calcext:value-type="float">
            <text:p>3.174170</text:p>
          </table:table-cell>
          <table:table-cell table:style-name="ce12" office:value-type="float" office:value="2.399014" calcext:value-type="float">
            <text:p>2.399014</text:p>
          </table:table-cell>
          <table:table-cell table:style-name="ce12" office:value-type="float" office:value="2.325267" calcext:value-type="float">
            <text:p>2.325267</text:p>
          </table:table-cell>
          <table:table-cell table:style-name="ce12" office:value-type="float" office:value="1.736031" calcext:value-type="float">
            <text:p>1.736031</text:p>
          </table:table-cell>
          <table:table-cell table:style-name="ce12" office:value-type="float" office:value="1.828008" calcext:value-type="float">
            <text:p>1.828008</text:p>
          </table:table-cell>
          <table:table-cell table:style-name="ce12" office:value-type="float" office:value="1.55945" calcext:value-type="float">
            <text:p>1.559450</text:p>
          </table:table-cell>
          <table:table-cell table:style-name="ce12" office:value-type="float" office:value="1.419739" calcext:value-type="float">
            <text:p>1.419739</text:p>
          </table:table-cell>
          <table:table-cell table:style-name="ce12" office:value-type="float" office:value="1.254576" calcext:value-type="float">
            <text:p>1.254576</text:p>
          </table:table-cell>
          <table:table-cell table:style-name="ce12" office:value-type="float" office:value="1.219654" calcext:value-type="float">
            <text:p>1.219654</text:p>
          </table:table-cell>
          <table:table-cell table:style-name="ce12" office:value-type="float" office:value="1.190636" calcext:value-type="float">
            <text:p>1.190636</text:p>
          </table:table-cell>
          <table:table-cell table:style-name="ce11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 table:number-rows-repeated="9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2">
          <table:table-cell/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intel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hk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kitti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pan=4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"/>
          <table:table-cell office:value-type="string" calcext:value-type="string">
            <text:p>sintel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继续kitti调参</text:p>
          </table:table-cell>
          <table:table-cell table:number-columns-repeated="4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" office:value-type="string" calcext:value-type="string">
            <text:p>Span = 2</text:p>
          </table:table-cell>
          <table:table-cell/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table:style-name="ce5"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.000000</text:p>
          </table:table-cell>
          <table:table-cell/>
          <table:table-cell office:value-type="float" office:value="2" calcext:value-type="float">
            <text:p>2.000000</text:p>
          </table:table-cell>
          <table:table-cell office:value-type="float" office:value="4" calcext:value-type="float">
            <text:p>4.000000</text:p>
          </table:table-cell>
          <table:table-cell office:value-type="float" office:value="100000" calcext:value-type="float">
            <text:p>100000.000000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 table:number-rows-repeated="8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80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6:05:21.101222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4-02T22:06:32.391893975</dc:date>
    <meta:editing-duration>P81DT2H5M32S</meta:editing-duration>
    <meta:editing-cycles>1040</meta:editing-cycles>
    <meta:generator>LibreOffice/6.4.7.2$Linux_X86_64 LibreOffice_project/40$Build-2</meta:generator>
    <meta:document-statistic meta:table-count="1" meta:cell-count="3932" meta:object-count="0"/>
  </office:meta>
</office:document-meta>
</file>